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font-name="Times New Roman1"/>
    </style:style>
    <style:style style:name="T3" style:family="text">
      <style:text-properties style:text-line-through-style="none" style:font-name="Times New Roman"/>
    </style:style>
    <style:style style:name="T4" style:family="text">
      <style:text-properties style:text-line-through-style="none" style:text-position="sub 58%" style:font-name="Times New Roman1"/>
    </style:style>
    <style:style style:name="T5" style:family="text">
      <style:text-properties style:text-line-through-style="none" style:text-position="sub 58%" style:font-name="Times New Roman1" style:text-underline-style="none"/>
    </style:style>
    <style:style style:name="T6" style:family="text">
      <style:text-properties style:text-line-through-style="none" style:text-position="0% 100%" style:font-name="Times New Roman"/>
    </style:style>
    <style:style style:name="T7" style:family="text">
      <style:text-properties style:text-line-through-style="none" style:text-position="0% 100%" style:font-name="Times New Roman1"/>
    </style:style>
    <style:style style:name="T8" style:family="text">
      <style:text-properties style:text-line-through-style="none" style:text-position="super 58%" style:font-name="Times New Roman"/>
    </style:style>
    <style:style style:name="T9" style:family="text">
      <style:text-properties style:text-line-through-style="none" style:text-position="super 58%" style:font-name="Times New Roman1" style:text-underline-style="none"/>
    </style:style>
    <style:style style:name="T10" style:family="text">
      <style:text-properties style:text-line-through-style="none" style:text-position="super 58%" style:font-name="Times New Roman1" style:text-underline-style="none" style:font-name-asian="SimSun" style:font-name-complex="Tahoma"/>
    </style:style>
    <style:style style:name="T11" style:family="text">
      <style:text-properties style:text-line-through-style="none" style:font-name="Times New Roman1" style:text-underline-style="none"/>
    </style:style>
    <style:style style:name="T12" style:family="text">
      <style:text-properties style:text-line-through-style="none" style:font-name="Times New Roman1" style:text-underline-style="none" style:font-name-asian="Times New Roman1" style:font-name-complex="Times New Roman1"/>
    </style:style>
    <style:style style:name="T13" style:family="text">
      <style:text-properties style:text-line-through-style="none" style:font-name="Times New Roman1" style:text-underline-style="none" style:font-name-asian="SimSun" style:font-name-complex="Tahoma"/>
    </style:style>
    <style:style style:name="T14" style:family="text">
      <style:text-properties style:font-name="Times New Roman"/>
    </style:style>
    <style:style style:name="T15" style:family="text">
      <style:text-properties style:text-position="0% 100%" style:font-name="Times New Roman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Times New Roman1" style:text-underline-style="none"/>
    </style:style>
    <style:style style:name="T18" style:family="text">
      <style:text-properties style:text-line-through-style="solid"/>
    </style:style>
    <style:style style:name="T19" style:family="text">
      <style:text-properties style:text-line-through-style="solid" style:font-name="Times New Roman1"/>
    </style:style>
    <style:style style:name="T20" style:family="text">
      <style:text-properties style:text-line-through-style="solid" style:font-name="Times New Roman1" style:text-underline-style="none"/>
    </style:style>
    <style:style style:name="T21" style:family="text">
      <style:text-properties style:text-position="sub 58%" style:font-name="Times New Roman1"/>
    </style:style>
    <style:style style:name="T22" style:family="text">
      <style:text-properties style:text-position="sub 58%" style:font-name="Times New Roman1" style:text-underline-style="none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style:text-underline-style="solid" style:text-underline-width="auto" style:text-underline-color="font-color"/>
    </style:style>
    <style:style style:name="T25" style:family="text">
      <style:text-properties style:font-name="Times New Roman1" style:text-underline-style="none"/>
    </style:style>
    <style:style style:name="T26" style:family="text">
      <style:text-properties style:font-name="Times New Roman1" style:text-underline-style="none" style:font-name-asian="SimSun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4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s--Dietary Law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4</text:p>
      <text:p text:style-name="P2">Number of Sheets<text:tab/><text:tab/><text:tab/><text:tab/>15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the truth of revelation/</text:p>
      <text:p text:style-name="P5">a/</text:p>
      <text:p text:style-name="P5">sermon delivered/</text:p>
      <text:p text:style-name="P5">on/</text:p>
      <text:p text:style-name="P5">Sabbath Emore/</text:p>
      <text:p text:style-name="P6">before to<text:span text:style-name="T1">/</text:span></text:p>
      <text:p text:style-name="P6"><text:span text:style-name="T1">before the congregation Mikv</text:span><text:span text:style-name="T2">é</text:span><text:span text:style-name="T3"> Israel/</text:span></text:p>
      <text:p text:style-name="P8">of/</text:p>
      <text:p text:style-name="P8">Philadelphia/</text:p>
      <text:p text:style-name="P8"/>
      <text:p text:style-name="P9">[Page 1]</text:p>
      <text:p text:style-name="P9">My dear brethren/</text:p>
      <text:p text:style-name="P7"><text:span text:style-name="T3"><text:tab/>Noble and majestic is the office of those, who are/ called upon to guide men in the path of truth--, </text:span><text:span text:style-name="T14">to</text:span><text:span text:style-name="T3"> assiduously to watch/ over the house of Jacob--to shine as a lamp before the eyes of the faithful,/ to be as a lanthorn to them who walk in darkness. <text:s/>Noble but/ momentous is the charge of those who undertake to instruct the/ youth, to comfort the old, to admonish the rich, to console the/ poor, to inspire the love of virtue, the zeal of piety, the courage/ of faith--to gather all in the tabernacle of the Lord, to bless/ them, to invoke on them the God of justice, the God of mercy,/ to be a living example of devotion, forbearance and charity./ <text:s/>Yet such is the mission you have confided to my feeble-</text:span><text:soft-page-break/><text:span text:style-name="T3">hand--to my/ scanty understanding. <text:s/>To respond to this calling in a manner/ suitable to its dignity--to uphold my vocation in its sanctity/ and majesty will be henceforth my sole aim,--the polar star of/ all my doings. <text:s/>But you, my dear brethren and sisters,/ grant me your support and indulgence, that my spirits may/ be invigorated, that I may summon new courage in executing this/ arduous task. <text:s/>And if I occasionally fail in discharging it, to your/ wish and satisfaction, attribute it to my inexperience, but not/ to indolence or disregard of my duties. <text:s/>And Thou eternal/ fountain of bliss, Lord of Abraham! <text:s/>look[sic!] down with a pitiful/ eye on thy poor and humble servant, let a spark of thy wisdom/ enlighten my career. <text:s/>Let thy spirit alone speak in me, a spirit of/ knowledge and understanding, a spirit of judgment and discretion,/ a spirit of love and fear of thee, that my word may find access/</text:span></text:p>
      <text:p text:style-name="P9"/>
      <text:p text:style-name="P9">[Page 2]</text:p>
      <text:p text:style-name="P7"><text:span text:style-name="T14">In</text:span><text:span text:style-name="T3"> by the hearts of these thy beloved children. <text:s/>Grant me favor/ in their sight; </text:span><text:span text:style-name="T14">[?] me endow</text:span><text:span text:style-name="T3"> grant me health and strength, to consecrate myself/ to thy holy service. <text:s/>Stand at my right hand, that I may never stumble./ <text:s/></text:span><text:span text:style-name="T14">[Hebrew]</text:span><text:span text:style-name="T3"> [Hebrew] "Concerning thy testimonies I have known of old,/ that thou hast founded them for ever" (Psalms 1-19 v 152)/ <text:s/>Every Israelite is in duty bound to believe that the law we possess, and/ which has been handed down to us by our pious ancestors, is an/ emanation of God, who vouchsafed to entrust it to us, for our own/ weal, and eventually for the weal of all mankind at large./ <text:s/>This belief, it behoves[sic!] us, as Jews, to hold and cherish as the greatest/ boon conferred on us--independent of any further research </text:span><text:span text:style-name="T14">[Hebrew]</text:span><text:span text:style-name="T3"> [Hebrew]/ </text:span><text:span text:style-name="T14">[Hebrew]</text:span><text:span text:style-name="T3"> [Hebrew] <text:s/>"Great is the power of faith, say our Rabbies, for/ through it alone, the future redemption of Israel, will be effected. </text:span><text:span text:style-name="T2">*</text:span><text:span text:style-name="T3">/ <text:s/>And to quote the sublime words of a moralist of old</text:span><text:span text:style-name="T4">Ø</text:span><text:span text:style-name="T6"> <text:s/>"Search not what/ is above thee, dive not into what is concealed from thee, reflect only/ on that which is within the reach of thy faculties" <text:s/>Amidst the/ stormy gusts of adversity, while tossed about by the raging elements,/ Faith will open to us a way through the roaring billows, "the steep/ shall become a path and the craggy rocks a plain"</text:span><text:span text:style-name="T4">O</text:span><text:span text:style-name="T6"> <text:s/>But as/ men are apt to be laid astray by false impressions, and even/ imperceptibly, a spirit of skepticism, may fatally creep into their/ minds, and work therein terrible consequences, it is </text:span><text:span text:style-name="T15">needful</text:span><text:span text:style-name="T6"> necessary/ that they should seek for a stay, to the belief which they have/ been taught. <text:s/>Our sages in the Misna', were so convinced of this/ necessity, that they earnestly recommend us, to be always ready/ </text:span></text:p>
      <text:p text:style-name="P7"><text:span text:style-name="T6">O Isaiah 40. 4</text:span><text:span text:style-name="T8">th</text:span><text:span text:style-name="T6"> </text:span><text:span text:style-name="T7">Ø</text:span><text:span text:style-name="T6"> </text:span><text:span text:style-name="T15">The celebrated</text:span><text:span text:style-name="T6"> Ben Sirah Chapt 3</text:span><text:span text:style-name="T8">d</text:span><text:span text:style-name="T6"> v 18 </text:span><text:span text:style-name="T7">*</text:span><text:span text:style-name="T6"> Mechiltal Beshalach/</text:span></text:p>
      <text:p text:style-name="P10"/>
      <text:p text:style-name="P10">[Page 3]</text:p>
      <text:p text:style-name="P10">to confound the unbeliever; and verily we cannot attain this aim,/ unless armed with forcible reasons. <text:s/>I therefore in the lecture, which/ I purpose to deliver<text:span text:style-name="T16">2</text:span> this day<text:span text:style-name="T16">1</text:span>, will descant upon <text:span text:style-name="T18">sundry</text:span> some of the many/ reasons with which the perusal of an accredited hebrew[sic!] work of a living author<text:span text:style-name="T21">Ø</text:span><text:span text:style-name="T23">/ has furnished me </text:span><text:span text:style-name="T19">with</text:span><text:span text:style-name="T23">, to prove the truth of God's word as revealed to his/ faithful servant Moses. <text:s/>If I succeed in </text:span><text:span text:style-name="T19">furn</text:span><text:span text:style-name="T23">enlisting your attention, you/ will, I trust, derive some benefit. <text:s/>Your faith strenghtened[sic!] by incontestable/ proofs, will easily withstand the attack of incredulity. <text:s/>S</text:span><text:span text:style-name="T19">k</text:span><text:span text:style-name="T23">ceptiscim/ that clay-footed giant, like the image in Nebucadnezar's dream,/ will drop powerless before the stone hurled against it by a staunch Belief./ <text:s/>Lend me, my dear brethren, an attentive ear, that my words may/ penetrate your minds./</text:span></text:p>
      <text:p text:style-name="P10"><text:span text:style-name="T23">No great amount of erudition is requisite to know how languages have/ originated. <text:s/>Men having come in contact with each other, found it/ </text:span><text:span text:style-name="T19">necs</text:span><text:span text:style-name="T23"> necessary to invent the means of communication. <text:s/>At first/ their words were few and limited to their mere wants, as time/ rolled on, owing to some accidental circumstances, languages underwent/ changes, they were refined, they became more copious and ultimately/ they obtained that high degree of elegance which they now </text:span><text:span text:style-name="T19">a days they</text:span><text:span text:style-name="T23">/ possess. <text:s/>The history of the English tongue, furnishes us with a/ very obvious example. <text:s/>The political convulsions to which Great/ Britain was frequently exposed, wrought in its language also,/ extraordinary revolutions, for while one power supplanted the other,/ the language of the conquerors and that of the conquered mingled/ together and eventually produced a richer and a more elaborated/ one./ <text:s/>[Hebrew] of the most </text:span><text:soft-page-break/><text:span text:style-name="T23">celebrated T. Reggio/ [Note: The last line of this page is cut off.]</text:span></text:p>
      <text:p text:style-name="P10"><text:span text:style-name="T23"/></text:p>
      <text:p text:style-name="P10"><text:span text:style-name="T23">[Page 4]</text:span></text:p>
      <text:p text:style-name="P10"><text:span text:style-name="T23">Not so with the Hebrew. <text:s/>Infancy and adolescence are unknown to it./ <text:s/>From its origin it was perfect, time has not enhanced its beauty, nor/ have human vicissitudes urged it on towards progress. <text:s/>Hence the rabbinical/ epithet [Hebrew] </text:span><text:span text:style-name="T24">holy tongue</text:span><text:span text:style-name="T25">. <text:s/>And holy it is--it is holy, because/ </text:span><text:span text:style-name="T20">no</text:span><text:span text:style-name="T25"> man had no hand in it--it is holy, because from the days of/ yore, it stands as an imperishable memento of Him who first taught/ it to the world. <text:s/>Any one, however slightly conversant with/ our post-biblical literature, must be convinced of this fact./ <text:s/>Has not the Bible always been the type after which our most/ famous writers have modelled[sic!] their style? <text:s/>Of the multifarious works/ issued from the pens of ancient and modern Rabbies, is there any which can compete with the lofty, the inspired, the transcendent/ language, of the book of books? <text:s/>Most assuredly none. <text:s/>Every one/ has aimed at the mark, none has attained it. <text:s/>Even as the/ infant strives to reach its mother's breast, and spite of its impotency,/ redoubles its efforts, in like manner our renowned authors have/ eagerly striven to shape their productions on that unparalelled[sic!] model./ <text:s/>They recognized its supremacy, they knew they could reach the branches/ of the tree, and never the top, yet they clung to it, for they/ sucked therefrom the sweetness of its honey which is pleasant./ <text:s/>And if the compositions of Judah A Levy, of Gebirol, of Aben Ezra/ of Erez Wezel and other eminent poets who have enriched the/ treasure of our literature, elicit our admiration, it is because/ we bask in them as in the reflection of a brighter Sun./ <text:s/>No, the hebrew[sic!] language claims no earthly birth, it rests on/ high, on the rock of old whence it was hewn, for one people/</text:span></text:p>
      <text:p text:style-name="P10"><text:span text:style-name="T25"/></text:p>
      <text:p text:style-name="P10"><text:span text:style-name="T25">[Page 5]</text:span></text:p>
      <text:p text:style-name="P10"><text:span text:style-name="T25">and one language the Lord has chosen to himself./</text:span></text:p>
      <text:p text:style-name="P10"><text:span text:style-name="T25">When the Almighty, breathing in to the inanimate clay, produced/ to the world that fathomless being Man, he acquainted him/ to his duties and with his rights, warning him at the same time,/ that should he infringe the former, he would forfeit the latter./ <text:s/>Now, every one of us admits that the Deity will not inflict an/ unjust chastisement upon his children, for "He is merciful, How to/ anger and ready to pardon," therefore ere He imposed on our father/ Adam, certain obligations, on the fulfilment[sic!] of which his future/ wellbeing depended, but the violation of which, made him liable/ to a rigorous punishment, He must </text:span><text:span text:style-name="T20">needs</text:span><text:span text:style-name="T25"> have imparted to him/ </text:span><text:span text:style-name="T20">the</text:span><text:span text:style-name="T25"> a thorough knowledge of the language in which he was addressed./ <text:s/>You will naturally ask, who assures us that this language was the/ Hebrew? <text:s/>To this query I </text:span><text:span text:style-name="T20">shall</text:span><text:span text:style-name="T25"> will reply, by referring you to a passage/ in Genesis. <text:s/>It runs thus "And the man said, this time, it is/ bone of my bones, and flesh of my flesh, this shall be called/ woman [Hebrew] because from the [Hebrew] man she was taken"</text:span><text:span text:style-name="T22">H</text:span><text:span text:style-name="T25"> <text:s/>Is not the/ word [Hebrew] the feminine of the word [Hebrew]? <text:s/>And </text:span><text:span text:style-name="T20">it</text:span><text:span text:style-name="T25"> in another place/ "And Adam called the name of his wife [Hebrew] Eve, because she was (to be)/ the mother of all living [Hebrew]"</text:span><text:span text:style-name="T22">Ø</text:span><text:span text:style-name="T25"> <text:s/>Again has not the word [Hebrew] a/ strict consonance </text:span><text:span text:style-name="T20">of</text:span><text:span text:style-name="T25"> with that of [Hebrew]? <text:s/>But had I time to expatiate/ much longer on this argument, I could cite, many other passages/ bearing the same remark. <text:s/>I nevertheless</text:span><text:span text:style-name="T17">2</text:span><text:span text:style-name="T25"> feel confident</text:span><text:span text:style-name="T17">1</text:span><text:span text:style-name="T25"> that those/ adduced will suffice to corroborate what has been stated--that the/ Hebrew tongue is of a divine source, consequently called </text:span><text:span text:style-name="T24">holy</text:span><text:span text:style-name="T25">--that/ it was appointed by the Almighty, since He first gave life to/ Ø Genesis Chapt 3</text:span><text:span text:style-name="T17">d</text:span><text:span text:style-name="T25"> v 20</text:span><text:span text:style-name="T17">th</text:span><text:span text:style-name="T25"> <text:s/>H Genesis Chapt 2</text:span><text:span text:style-name="T17">d</text:span><text:span text:style-name="T25"> v 23</text:span><text:span text:style-name="T17">d</text:span><text:span text:style-name="T25">/</text:span></text:p>
      <text:p text:style-name="P10"><text:span text:style-name="T25"/></text:p>
      <text:p text:style-name="P10"><text:span text:style-name="T25">[Page 6]</text:span></text:p>
      <text:p text:style-name="P10"><text:span text:style-name="T25">creation, with the special design, of revealing Himself to man, to/ cover his brow with an everlasting diadem [Hebrew], the crown obtained/ by implicit obedience to his sacred law--to render man little less/ than those Seraphic beings who hover round the throne of his glory./ <text:s/>[Hebrew] H/</text:span></text:p>
      <text:p text:style-name="P10"><text:span text:style-name="T25">Having thus, endeavoured to expound one of the many cogent reasons adduced/ in support of Revelation, allow me to proceed with another./</text:span></text:p>
      <text:p text:style-name="P10"><text:span text:style-name="T25">Let us now </text:span><text:span text:style-name="T20">throw</text:span><text:span text:style-name="T25"> take a retrospective </text:span><text:span text:style-name="T20">glance on</text:span><text:span text:style-name="T25"> view of the religious and moral/ state of society at the </text:span><text:soft-page-break/><text:span text:style-name="T25">epoch, when this code of laws to which we/ adhere, issued from the hands of Moses. <text:s/>Thick darkness pervaded the/ face of the universe. <text:s/>We see mankind </text:span><text:span text:style-name="T20">wandering</text:span><text:span text:style-name="T25"> in search of a Superior/ Being, free from material propensities, of a Being above worldly casualties,/ but alas! we see them led astray by their short sighted views. <text:s/>That still small/ voice which speaks within human hearts, told them of something beyond/ the flesh, beyond limit and space, yet they looked for it in the/ narrowness of their corporeal vision. <text:s/>They sought him in the sparkling/ firmament,--the </text:span><text:span text:style-name="T20">lucid</text:span><text:span text:style-name="T25"> stars which illumine the night, the lunar/ sphere which to man's sight displays human features, elicited/ their adoration. <text:s/>When the magnificent luminary that cheers and/ lights up the world, arose in its splendour, they prostrated them-/-sleves with awe. <text:s/>As the </text:span><text:span text:style-name="T20">cl</text:span><text:span text:style-name="T25"> pleas of thunder reverberated through/ the heavens, they bowed before that imaginary god tremendous in mighty./ <text:s/>The devouring fire, the stormy hurricane found devoted worshippers[sic!]./ <text:s/>The faint idea which they entertained of a Creator, was associated/ with dread, and as a natural consequence, many evils accrued/ from such feelings. <text:s/>So to avert the anger of those implacable/ H Pslams 8 v 6</text:span><text:span text:style-name="T17">th</text:span><text:span text:style-name="T25">/</text:span></text:p>
      <text:p text:style-name="P10"><text:span text:style-name="T25"/></text:p>
      <text:p text:style-name="P10"><text:span text:style-name="T25">[Page 7]</text:span></text:p>
      <text:p text:style-name="P10"><text:span text:style-name="T25">gods, or to conciliate their favour</text:span><text:span text:style-name="T20">s</text:span><text:span text:style-name="T25">, most inhuman sacrifices were/ offered to them, yeo, the blood of their dearest objects, was not/ spared in homage to those false divinities. <text:s/>Sometimes indeed,/ dread was blended with love, but what love? <text:s/>Not a pure, not an/ inspiring, an ethereal love, it was a love calculated only to warm/ the body and brutalize the soul. <text:s/>All those tendencies which/ man has in common with irrational beings, were brought into action,/ Temples were erected, where people thronged to indulge</text:span><text:span text:style-name="T20">,</text:span><text:span text:style-name="T25"> without restraint,/ in lewdness; &amp; immorality had </text:span><text:span text:style-name="T20">arrived at</text:span><text:span text:style-name="T25"> reached its climax. <text:s/>Unable to soar/ after a more sublime idea of an infinite and loving God, men/ lowered their deities to their </text:span><text:span text:style-name="T20">condition of themselves,</text:span><text:span text:style-name="T25"> own standard and invested them/ with their own material propensities. <text:s/>Amidst this aberration/ of human intellect, a religion is proclaimed which deals a deadly blow at/ </text:span><text:span text:style-name="T20">to</text:span><text:span text:style-name="T25"> idolatry. <text:s/>The scattered members of paganism are reduced to/ ashes before the refulgent light which it emits, the erroneous and/ noxious belief in many imaginary powers, which spread terror </text:span><text:span text:style-name="T20">upon</text:span><text:span text:style-name="T25"> throughout/ humanity--the immoral worship of Isis and Osiris, give room/ to a faith, which inculcates love and adoration to one only God,/ the first cause and centre of all virtues--reverence and obedience/ to the authors of our days--our dear parents--respect to property,/ and to all those social duties, the strict </text:span><text:span text:style-name="T20">attending to</text:span><text:span text:style-name="T25"> discharge of which can/ alone secure man's true felicity. <text:s/>Nor is this sublime doctrine/ delivered only to a family or to a caste. <text:s/>At the foot of </text:span><text:span text:style-name="T20">the</text:span><text:span text:style-name="T25">/ mount Sinai, stand an assembly of </text:span><text:span text:style-name="T20">above</text:span><text:span text:style-name="T25"> more than a million of people,/ who witness the appearance of the Godhead, and the agitated elements/ which bespoke his descent on Horeb./</text:span></text:p>
      <text:p text:style-name="P10"><text:span text:style-name="T25"/></text:p>
      <text:p text:style-name="P10"><text:span text:style-name="T25">[Page 8]</text:span></text:p>
      <text:p text:style-name="P10"><text:span text:style-name="T25">All hear the imperishable words [Hebrew] and appalled at the/ marvellous[sic!] sight of the Most High exclaim "We have seen this day/ that God doth talk to man and he liveth"</text:span><text:span text:style-name="T22">H</text:span><text:span text:style-name="T25"> <text:s/>And though we often/ see Israel of old, when stimulated by material appetites, ready to relapse/ into error, though we </text:span><text:span text:style-name="T20">often</text:span><text:span text:style-name="T25"> see the flag of rebellion unfurled by/ the seditious Horah and his accomplices, though we even see Moses/ </text:span><text:span text:style-name="T20">taxed</text:span><text:span text:style-name="T25"> charged by those unworthy men with exercising despotic power, yet in vain </text:span><text:span text:style-name="T20">we</text:span><text:span text:style-name="T25">/ should we search for one who ever doubted the </text:span><text:span text:style-name="T20">veracity truth</text:span><text:span text:style-name="T25"> of his/ prophecy " Lo I come into thee in a thick cloud, that the people/ may hear when I speak to thee and believe in thee forever"/ <text:s/>All were convinced that God spoke with him on the Summit/ of Sinai, all beheld in his visage the irradiation of a celestial flame./ <text:s/>And when we recall to our memory the </text:span><text:span text:style-name="T20">miraculous</text:span><text:span text:style-name="T25"> wonderful manner/ in which our laws escaped escaped the fate of others, throughout the/ evils which befell our nation, can we for a moment </text:span><text:span text:style-name="T20">harbour</text:span><text:span text:style-name="T25"> entertain/ a doubt as to their origin? <text:s/>While Syrians, Greeks &amp; Romans, the/ inveterate foes of the Hebrews, disappeared from the face of the/ globe, and their laws perished with those who enacted them, our </text:span><text:span text:style-name="T24">Torah</text:span><text:span text:style-name="T25">,/ has descended to us </text:span><text:span text:style-name="T20">intact</text:span><text:span text:style-name="T25"> unmutilated, through a series of upwards of three/ thousand years. <text:s/>Fire and torture were </text:span><text:span text:style-name="T20">practised</text:span><text:span text:style-name="T25"> put in requisition to destroy it, but/ they proved </text:span><text:soft-page-break/><text:span text:style-name="T25">inefficient. <text:s/></text:span><text:span text:style-name="T20">Every engine was</text:span><text:span text:style-name="T25"> All means were resorted to, against it,/ but it stood "as a fenced city and as an iron pillar"</text:span><text:span text:style-name="T22">Ø</text:span><text:span text:style-name="T25"> <text:s/>Read/ the pages of our history, and you will find persecution succeeded/ by persecution, one mishap by another, with</text:span><text:span text:style-name="T20">out</text:span><text:span text:style-name="T25"> </text:span><text:span text:style-name="T20">almost</text:span><text:span text:style-name="T25"> scarcely any/ intermission, for the lapse of many centuries and still the law/ of God passed through them unscathed, </text:span><text:span text:style-name="T20">no one</text:span><text:span text:style-name="T25"> nothing has added to it, nor/</text:span></text:p>
      <text:p text:style-name="P10"><text:span text:style-name="T25">Ø Jeremiah Chapt 1</text:span><text:span text:style-name="T17">st</text:span><text:span text:style-name="T25"> v 18 <text:s/>H Deuteronomy Chapt 5 v 21/</text:span></text:p>
      <text:p text:style-name="P10"><text:span text:style-name="T25"/></text:p>
      <text:p text:style-name="P10"><text:span text:style-name="T25">[Page 9]</text:span></text:p>
      <text:p text:style-name="P11"><text:span text:style-name="T25">diminished</text:span><text:span text:style-name="T11"> taken from it, "for the word of the Lord is right and all his/ deeds are true" <text:s/>[Hebrew]--H/</text:span></text:p>
      <text:p text:style-name="P11"><text:span text:style-name="T11">But although the </text:span><text:span text:style-name="T25">two</text:span><text:span text:style-name="T11"> arguments hitherto adduced in support of Reve-/lation are such as any unprejudiced mind, will be ready to acknowledge,/ still the incredulous may object</text:span><text:span text:style-name="T9">2</text:span><text:span text:style-name="T11"> to palliate their obduracy</text:span><text:span text:style-name="T9">1</text:span><text:span text:style-name="T11">, that these/ reasons are extrinsic to the subject, that they are mere inductions,/ not resulting from any facts. <text:s/>Let us then see whether Holy Writ/ does not contain in itself arms for its own defence[sic!], let us see if/ we can trace the Divine source whence it emanates, in the very/ pages of that inestimable book, and once for all, convince the/ unbeliever of the false doctrines he professes, of the fragile prop/ he leans upon, which (to </text:span><text:span text:style-name="T25">say it will</text:span><text:span text:style-name="T11"> use the language of Job) is nothing/ but "a spider's web"</text:span><text:span text:style-name="T5">Ø</text:span><text:span text:style-name="T11">. <text:s/>We will pass over the exposition of </text:span><text:span text:style-name="T25">the</text:span><text:span text:style-name="T11">/ events, where, the simplicity of the language, the close connexion,/ which links them, the genuine account of incidents which/ human invention could never have reached, bespeak </text:span><text:span text:style-name="T25">of</text:span><text:span text:style-name="T11"> the fidelity/ of Him who committed them to his flock as he received them/ from the Deity--we will rather dwell upon several precepts/ enjoined therein./</text:span></text:p>
      <text:p text:style-name="P11"><text:span text:style-name="T11">To enable us to distinguish between the animals which an/ Israelite is allowed to eat, from those which are forbidden, the/ Mosaic law gives two signs. <text:s/>A cloven-footed and ruminating/ animal appertains to the first, others wanting </text:span><text:span text:style-name="T25">[?]</text:span><text:span text:style-name="T11"> these two/ characteristics belong to the last. <text:s/>Now, whoever is familiar/ with the Bible is aware, that only ten sorts of animals are/ mentioned as belonging to the former class, and by a talmudical/</text:span></text:p>
      <text:p text:style-name="P11"><text:span text:style-name="T11">Job Chapt 8 v 14 <text:s/>H Pslams 33 v 4/</text:span></text:p>
      <text:p text:style-name="P11"><text:span text:style-name="T11"/></text:p>
      <text:p text:style-name="P11"><text:span text:style-name="T11">[Page 10]</text:span></text:p>
      <text:p text:style-name="P11"><text:span text:style-name="T11">argumentation upon the subject, we learn, that those ten species alone/ are to be found possessing the required marks. <text:s/>Furthermore, we read, that/ four sorts of animals exist in creation having one only of those/ signs required by the Scriptures, and as such are prohibited; at which/ we marvel and ask, how could Moses know that in all the/ animal kingdom, there could not be found an eleventh species/ of the former, or a fifth of the latter? <text:s/>Was he a hunter</text:span><text:span text:style-name="T9">1</text:span><text:span text:style-name="T11"> or an archer</text:span><text:span text:style-name="T9">2</text:span><text:span text:style-name="T11"> </text:span><text:span text:style-name="T25">or</text:span><text:span text:style-name="T11"> asks R. Hackiba </text:span><text:span text:style-name="T25">in the Talmud</text:span><text:span text:style-name="T11"> </text:span><text:span text:style-name="T25">[Hebrew]?</text:span><text:span text:style-name="T11"> ?[Hebrew] H/ Had Moses travelled to the remotest part of the globe? <text:s/>Had he/ visited all climates, all regions? <text:s/>Had he repaired even to the </text:span><text:span text:style-name="T25">yet</text:span><text:span text:style-name="T11"> then undis-/-covered country of America? <text:s/>Had he during these voyages examined/ all animals, observed their formation, their </text:span><text:span text:style-name="T25">nature</text:span><text:span text:style-name="T11"> nutrimental properties whether salubrious/ or pernicious? </text:span><text:span text:style-name="T25">as a nutriment?</text:span><text:span text:style-name="T11"> <text:s/>No one, however deeply imbued with/ irreligious principles, will make so preposterous an affirmation./ <text:s/>Nevertheless, though man's ingenuity has contrived the means of/ reaching the furthest extent of the inhabited </text:span><text:span text:style-name="T25">world</text:span><text:span text:style-name="T11"> globe, notwith-/-standing the wonderful discoveries </text:span><text:span text:style-name="T25">made</text:span><text:span text:style-name="T11"> accomplished by naturalists, spite/ of many scurrilous works intentionally penned to demolish/ the foundations of our sacred faith, no one has as yet disproved/ the Bible, no one has hitherto produced neither will any one ever produce/ an eleventh </text:span><text:span text:style-name="T25">sort</text:span><text:span text:style-name="T11"> species of animals, cloven-footed and ruminating, or/ a fifth sort possessing one only of the required marks, for He,/ by whose command the world was and is, "knows all which is/ under heaven"</text:span><text:span text:style-name="T5">Ø</text:span><text:span text:style-name="T11"> <text:s/>The nature of all living beings, their formation,/ is not hidden from Him, for they are the work of his fingers./ <text:s/>And He for a special purpose has made his inscrutable will/ Ø Job Chapt 28 v 24 <text:s/>H Sephri </text:span><text:span text:style-name="T25">Re</text:span><text:span text:style-name="T11"> Perashat Ree"/</text:span></text:p>
      <text:p text:style-name="P11"><text:span text:style-name="T11"/></text:p>
      <text:p text:style-name="P11"><text:span text:style-name="T11">[Page 11]</text:span></text:p>
      <text:p text:style-name="P11"><text:span text:style-name="T11">manifest to Moses, that Israel should abstain from the flesh of/ those animals, which would pollute their souls, for the Lord has/ selected Jacob to Himself as "a kingdom of priests and as a holy nation"/ </text:span><text:soft-page-break/><text:span text:style-name="T11">[Hebrew] H/</text:span></text:p>
      <text:p text:style-name="P11"><text:span text:style-name="T11">And now since we have undertaken to prove the truth of the Bible/ by the Bible itself, let me ask you. <text:s/>can any rational being, on/ perusing that volume, and reading the numerous predictions with which/ it is replete, sink into s</text:span><text:span text:style-name="T25">k</text:span><text:span text:style-name="T11">ceptiscim, and without sparing a thought/ to learn whether time has verified them, shut the book and say "I am/ infallible, no argument can alter my purpose". <text:s/>Such a </text:span><text:span text:style-name="T25">proceeding</text:span><text:span text:style-name="T11">/ course would indeed </text:span><text:span text:style-name="T25">equal</text:span><text:span text:style-name="T11"> be like that of him, who to convince himself that the/ sun does not shine should close all the shutters of his </text:span><text:span text:style-name="T25">abode</text:span><text:span text:style-name="T11"> dwelling house/ No, it is our firm belief, that whoever ponders on those events in/ our history, announced by the mouth of Moses long ere they had come/ to pass, must unhesitatingly confess, that they spring from a higher/ source, that they are the productions, not of a short-sighted man,/ but of that over-ruling Providence, who alone "beholds the end of a matter/ even at its first beginning" <text:s/>We read in the Bible that twelve/ individuals were sent to explore the holy land--at the expiration/ of forty days they returned to the wilderness of Paran, where Israel/ encamped, to render an account of their mission. <text:s/>But alas! those/ men who had beheld the sight of the living God, were dismayed at/ the sight of men. <text:s/>The aspect of the gigantic inhabitants of/ Canaan, terrifies them, it sways their feelings. <text:s/>As by an electric/ force, the dread they experience is communicated to the whole nation./ <text:s/></text:span><text:span text:style-name="T25">Mindless of</text:span><text:span text:style-name="T11"> Forgetting the promises received from their Heavenly Protector, they/ H Exodus Chapt 19 v 6/</text:span></text:p>
      <text:p text:style-name="P11"><text:span text:style-name="T11"/></text:p>
      <text:p text:style-name="P11"><text:span text:style-name="T11">[Page 12]</text:span></text:p>
      <text:p text:style-name="P11"><text:span text:style-name="T11">all yield to despair, they upbraid the leader, </text:span><text:span text:style-name="T25">aye</text:span><text:span text:style-name="T11"> nay, they menace his life./ <text:s/>But the Lord appears, and provoked to ire against that sinful/ congregation, inexorably pronounces upon them a severe judgment. <text:s/>The forty/ days of the exploration of the land, are commuted into forty years of/ vagrancy. <text:s/>The bodies of all that generation of men, are condemned/ to perish in deserted places. <text:s/>Two individuals alone are to escape, Joshua/ the predestined successor of Moses, and Caleb the son of Yephanne./ <text:s/>Their piety saved them. <text:s/>Though included in the number of the explorers,/ they joined them not in their froward behaviour. <text:s/>When the rage of/ the people, like a </text:span><text:span text:style-name="T25">tempestous torrent</text:span><text:span text:style-name="T11"> whirlwind threatened to carry all before/ it, they sought to curb its violence; they obeyed the voice of the/ Lord and of Moses his servant. <text:s/>Such a deportment deserved a reward/ and they had it. <text:s/>After the lapse of five and forty years we see/ them alive, full of vigour and activity. <text:s/>Time seemed but to have </text:span><text:span text:style-name="T25">but</text:span><text:span text:style-name="T11">/ glided over them, for its traces </text:span><text:span text:style-name="T25">are</text:span><text:span text:style-name="T11"> were scarcely </text:span><text:span text:style-name="T25">perceivable</text:span><text:span text:style-name="T11"> discernible. <text:s/>"It is now/ forty five years since the Lord sent us to spy the land of Canaan," said/ the aged Caleb to Joshua "and yet I am as strong this day as I was in the/ day that Moses sent me, as my strength was then, even so my strength/ is now, for war, both to go out and to come in"/</text:span></text:p>
      <text:p text:style-name="P11"><text:span text:style-name="T11"><text:tab/>H [Hebrew]/ The word of the man of God proved true, the righteous men inherited the/ land on which their foot trod, and enjoyed the fruits thereof./ <text:s/>Did the lives of these two individuals depend on the will of Moses?/ <text:s/>Could he control the power of death and say to it "Stay now thy hand"? Ø/ Or could Joshua and Caleb say "We have made a covenant with/ (?) death, and with the grave we are at agreement"? </text:span><text:span text:style-name="T12">☼</text:span><text:span text:style-name="T13"> <text:s/>No,/ </text:span><text:span text:style-name="T12">☼</text:span><text:span text:style-name="T13"> Isaiah Chap 28 v. 15 <text:s/>Ø II Samuel Chap 21, v 16 <text:s/>H Joshua Chapt 12, v 10</text:span><text:span text:style-name="T10">th</text:span><text:span text:style-name="T13"> and 11</text:span><text:span text:style-name="T10">th</text:span><text:span text:style-name="T13">/</text:span></text:p>
      <text:p text:style-name="P11"><text:span text:style-name="T13"/></text:p>
      <text:p text:style-name="P11"><text:span text:style-name="T13">[Page 13]</text:span></text:p>
      <text:p text:style-name="P11"><text:span text:style-name="T13">my beloved friends, it was their piety, their zeal that protected them,/ it was the Lord whom they had faithfully served, </text:span><text:span text:style-name="T26">who</text:span><text:span text:style-name="T13"> that preserved </text:span><text:span text:style-name="T26">al</text:span><text:span text:style-name="T13"> them/ alive, "for as the rain cometh down and the snow from heaven, and/ returneth not thither, but watereth the earth &amp; maketh it, bring forth/ and bud, that it may give [?] bread to the eater</text:span><text:span text:style-name="T10">2</text:span><text:span text:style-name="T13"> feed to the sower</text:span><text:span text:style-name="T10">1</text:span><text:span text:style-name="T13">, so/ says the Lord" shall my word be that goeth forth out of my/ mouth, it shall never return to me void, but it shall accomplish/ that which I please and speed him for whom I sent it forth" Ø/ And now before I conclude this lecture, which (without regard</text:span><text:span text:style-name="T26">ing</text:span><text:span text:style-name="T13"> to the/ </text:span><text:span text:style-name="T26">mode</text:span><text:span text:style-name="T13"> manner in which the subject has been treated) you must have found of some/ importance, let me remind you of my first words, let me exhort/ you to have faith--faith in God and in his holy statutes, </text:span><text:soft-page-break/><text:span text:style-name="T13">faith in/ the prophets and in their sacred words, faith in our sages and in/ their traditions, faith in the futurity of Israel and in the immortal-/ity of our soul, which is the anchor of </text:span><text:span text:style-name="T26">our</text:span><text:span text:style-name="T13"> salvation </text:span><text:span text:style-name="T26">a</text:span><text:span text:style-name="T13"> in our last hour./ <text:s/>Let us warm our hearts and souls in the vivifying fore of the/ law of Sinai, bear in mind that by faith alone our pious ancestors/ surmounted all difficulties, overthrew every obstacle </text:span><text:span text:style-name="T26">H [Hebrew]</text:span><text:span text:style-name="T13">/ But at the same time let me remind you that this religion for/ the preservation of which we did and we do yet suffer, is founded upon/ incontestable proofs; that the religion we profess, and </text:span><text:span text:style-name="T26">fo</text:span><text:span text:style-name="T13"> which has/ been sealed by the blood of thousands of martyrs, stands as immoveable as/ the mount of God where it was delivered. <text:s/>Let us then cling to/ it, let us </text:span><text:span text:style-name="T26">hold forth to</text:span><text:span text:style-name="T13"> gather ourselves round this tree which is life to them who lay hold/ of it, let us follow the steps which our blessed law indicates, for her ways/ are ways of pleasantness and all her paths are peace [Hebrew] H/ H Proverbs Chap 3 v 17 </text:span><text:span text:style-name="T26">H Jeremiah</text:span><text:span text:style-name="T13"> Ø Isaiah 55 v 10 and 11/</text:span></text:p>
      <text:p text:style-name="P11"><text:span text:style-name="T13"/></text:p>
      <text:p text:style-name="P11"><text:span text:style-name="T13">[Page 14]</text:span></text:p>
      <text:p text:style-name="P11"><text:span text:style-name="T13">Let us show to the world that we are the faithful children of faith-/ful parents [Hebrew]./</text:span></text:p>
      <text:p text:style-name="P11"><text:span text:style-name="T13">Almighty Father! <text:s/>It was thy gracious will that Israel should always/ remain a distinct nation, that they might carry the standard of/ truth wherever they sojourned. <text:s/>It was thy blessed will that Israel/ should incessantly meditate on thy law, that they might/ learn how to serve thee with a pure and a sincere heart./</text:span></text:p>
      <text:p text:style-name="P11"><text:span text:style-name="T13">Grant O God, that this </text:span><text:span text:style-name="T26">holy</text:span><text:span text:style-name="T13"> law may never be forgotten by us,/ by our children, nor by our children's children. <text:s/>May it be/ our staff in the pilgrimage of life, our solace in the days of/ calamity. <text:s/>Grant O God thy heavenly support to all those/ who labour for the diffusions of thy holy behests. <text:s/>Grant/ prosperity and everlasting peace to this happy country, where/ the </text:span><text:span text:style-name="T26">residue</text:span><text:span text:style-name="T13"> remnant of Jacob </text:span><text:span text:style-name="T26">have</text:span><text:span text:style-name="T13"> have found rest for the sole of their feet./ <text:s/>May tranquillity[sic!] be within </text:span><text:span text:style-name="T26">their</text:span><text:span text:style-name="T13"> her gates, </text:span><text:span text:style-name="T26">and</text:span><text:span text:style-name="T13"> security without./ <text:s/>"May the words of my mouth and the meditation of my heart be/ acceptable before thee O Lord my rock and my redeemer"/ H [Hebrew]/ H Psalms 19 v 15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4T15:34:37.89</meta:creation-date>
    <dc:date>2012-05-29T13:16:38.67</dc:date>
    <dc:creator>Penn Libraries</dc:creator>
    <meta:editing-duration>PT02H06M22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8" meta:paragraph-count="112" meta:word-count="4425" meta:character-count="25793"/>
  </office:meta>
</office:document-meta>
</file>